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677a7f"/>
    </style:style>
    <style:style style:name="P2" style:family="paragraph" style:parent-style-name="Text_20_body">
      <style:paragraph-properties fo:margin-top="0in" fo:margin-bottom="0in" loext:contextual-spacing="false" fo:line-height="138%" fo:text-align="center" style:justify-single-word="false" style:writing-mode="lr-tb"/>
    </style:style>
    <style:style style:name="P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692612" style:text-blinking="false" fo:background-color="transparent"/>
    </style:style>
    <style:style style:name="P4" style:family="paragraph" style:parent-style-name="Text_20_body">
      <style:paragraph-properties fo:margin-left="0.1874in" fo:margin-right="0in" fo:margin-top="0.0835in" fo:margin-bottom="0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0398in" fo:margin-bottom="0.0398in" loext:contextual-spacing="false" fo:line-height="138%" fo:text-align="justify" style:justify-single-word="false" style:writing-mode="lr-tb"/>
      <style:text-properties officeooo:paragraph-rsid="00677a7f"/>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623861"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7dd5e7"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846d51"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85bbd4"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867a1d" style:text-blinking="false" fo:background-color="transparent" loext:char-shading-value="0"/>
    </style:style>
    <style:style style:name="T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 style:family="text">
      <style:text-properties officeooo:rsid="00867a1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yecto </text:span><text:span text:style-name="T4">3.</text:span><text:span text:style-name="T6">2</text:span><text:span text:style-name="T5">.</text:span><text:span text:style-name="T1"> </text:span><text:span text:style-name="T5">Contar las baldosas </text:span><text:span text:style-name="T6">rajadas</text:span></text:p>
      <text:p text:style-name="P5"><text:bookmark text:name="docs-internal-guid-0fbdf1c9-8620-b38d-aa29-c978613f9bd1"/><text:span text:style-name="T8">C</text:span><text:span text:style-name="T7">onstruí un programa que cuente las baldosas rajadas que hay en el patio. Una baldosa está rajada si tiene al menos una bolita verde. La idea es que modifiques el programa de la parte anterior para que no cuente todas, sino solamente las rajadas. Te mostramos algunos tableros finales.</text:span></text:p>
      <text:p text:style-name="P2"><text:span text:style-name="T9"><draw:frame draw:style-name="fr1" draw:name="Image1" text:anchor-type="as-char" svg:width="1.1736in" svg:height="1.0209in" draw:z-index="0"><draw:image xlink:href="https://lh3.googleusercontent.com/htLrjkDbXwynR2R7jfdIg_t04r0UEkz_wyJ7O2h75g6Y_ALSOny-RXA5tFrLvLojkxO8DYBA2qVlKFMl-xNpYKVYkksEXYCvjmyxAAxuuktSlCSntzJGVJNkV2C3Pa8yluEYNKTy" xlink:type="simple" xlink:show="embed" xlink:actuate="onLoad" loext:mime-type="image/png"/></draw:frame></text:span><text:span text:style-name="T9"><text:s text:c="11"/></text:span><text:span text:style-name="T9"><draw:frame draw:style-name="fr1" draw:name="Image2" text:anchor-type="as-char" svg:width="1.3681in" svg:height="1.0071in" draw:z-index="1"><draw:image xlink:href="https://lh6.googleusercontent.com/2T-Mo6tObwqnytaZKvfmLKedQnciwg9ZKWbvMIiHlKSTECwhMtpgjdw7Mw4x33sqgBVpiNCLwDZEFXQ-mxhDr3HSR8aFlMjGevhZcNbsazZCHnfGOO9KNcUeMD58xpXZ2D0sx--j" xlink:type="simple" xlink:show="embed" xlink:actuate="onLoad" loext:mime-type="image/png"/></draw:frame></text:span><text:span text:style-name="T9"><text:s/></text:span></text:p>
      <text:p text:style-name="P2"><text:span text:style-name="T9"><draw:frame draw:style-name="fr1" draw:name="Image3" text:anchor-type="as-char" svg:width="1.1736in" svg:height="1.0209in" draw:z-index="2"><draw:image xlink:href="https://lh6.googleusercontent.com/Qliu2N5u45_RTTjjIWTagY7lq-doq4-9sY-81AAwaIeFT-cbclD21dbEowzL3TTvEqSZbHTDuRBGFgKeAw_EzU6Wo4mPXantRlte4KJIN8Nth4sz7S7MyAOQQQIfENGjAF4WyzJd" xlink:type="simple" xlink:show="embed" xlink:actuate="onLoad" loext:mime-type="image/png"/></draw:frame></text:span><text:span text:style-name="T9"><text:s text:c="11"/></text:span><text:span text:style-name="T9"><draw:frame draw:style-name="fr1" draw:name="Image4" text:anchor-type="as-char" svg:width="1.3681in" svg:height="1.0071in" draw:z-index="3"><draw:image xlink:href="https://lh3.googleusercontent.com/7dlkamCuU7Z0ylInmbLghRoCa7PTitQ8aULrsq1L0kC5IHaYk-lgueXmBsLzQOik6D7ZuUUPtCamsBI_HzOvdM4O_JyLg0VHhL0eNoDwv17QjJFHRGkhrzsx2WiYHeHmjvGRkVUp" xlink:type="simple" xlink:show="embed" xlink:actuate="onLoad" loext:mime-type="image/png"/></draw:frame></text:span></text:p>
      <text:p text:style-name="P4">¡No te olvides de definir procedimientos y funciones para que tus programas sean legibles!</text:p>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9-16T17:05:30.650000000</dc:date>
    <meta:editing-duration>PT6H7M59S</meta:editing-duration>
    <meta:editing-cycles>103</meta:editing-cycles>
    <meta:generator>LibreOffice/6.1.0.3$Windows_X86_64 LibreOffice_project/efb621ed25068d70781dc026f7e9c5187a4decd1</meta:generator>
    <meta:document-statistic meta:table-count="0" meta:image-count="4" meta:object-count="0" meta:page-count="1" meta:paragraph-count="5" meta:word-count="69" meta:character-count="439" meta:non-whitespace-character-count="350"/>
  </office:meta>
</office:document-meta>
</file>